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/>
    </style:style>
    <style:style style:name="P3" style:family="paragraph">
      <style:text-properties style:font-name="Liberation Sans"/>
    </style:style>
    <style:style style:name="P4" style:family="paragraph">
      <style:paragraph-properties fo:text-align="center"/>
      <style:text-properties style:font-name="Liberation Sans"/>
    </style:style>
    <style:style style:name="P5" style:family="paragraph">
      <style:text-properties style:font-name="Liberation Sans" fo:font-size="12pt"/>
    </style:style>
    <style:style style:name="P6" style:family="paragraph">
      <style:text-properties fo:font-size="12pt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/>
    </style:style>
    <style:style style:name="T3" style:family="text">
      <style:text-properties style:text-position="super 58%" style:font-name="Liberation Sans"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336699" draw:textarea-horizontal-align="justify" draw:textarea-vertical-align="middle" draw:auto-grow-height="false" style:run-through="foreground"/>
    </style:style>
    <style:style style:name="gr5" style:family="graphic">
      <style:graphic-properties svg:stroke-color="#66cc00" draw:fill-color="#579d1c" draw:textarea-horizontal-align="justify" draw:textarea-vertical-align="middle" draw:auto-grow-height="false" style:run-through="foreground"/>
    </style:style>
    <style:style style:name="gr6" style:family="graphic">
      <style:graphic-properties draw:stroke="dash" draw:stroke-dash="Dashed_20__28_var_29_" svg:stroke-color="#333333" draw:fill="solid" draw:fill-color="#eeeeee" draw:textarea-horizontal-align="justify" draw:textarea-vertical-align="middle" draw:auto-grow-height="fals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2" svg:width="1.6488in" svg:height="0.7941in" svg:x="4.6575in" svg:y="-0.6709in"><text:p text:style-name="P1"><text:span text:style-name="T1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574in" svg:y="-0.598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2" svg:width="0.698in" svg:height="0.7606in" svg:x="6.5827in" svg:y="-0.5835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svg:width="0.698in" svg:height="0.7606in" svg:x="6.4992in" svg:y="-0.5398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draw:custom-shape draw:style-name="gr2" svg:width="0.698in" svg:height="0.7606in" svg:x="6.4055in" svg:y="-0.4917in"><text:p text:style-name="P1">App</text:p><draw:enhanced-geometry svg:viewBox="0 0 21600 21600" draw:text-areas="0 0 21600 21600" draw:type="chevron" draw:modifiers="1620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style-name="gr2" draw:text-style-name="P3" svg:width="1.6461in" svg:height="0.7921in" svg:x="-0.3425in" svg:y="-0.5354in"><text:p text:style-name="P1"><text:span text:style-name="T2">Swift clien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2.0846in" svg:y="-0.5146in"><text:p text:style-name="P1"><text:span text:style-name="T2">Swift servic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1.6461in" svg:height="0.7921in" svg:x="4.5118in" svg:y="-0.5146in"><text:p text:style-name="P1"><text:span text:style-name="T2">Work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3"><draw:custom-shape draw:style-name="gr4" draw:text-style-name="P4" svg:width="1.4488in" svg:height="0.7504in" svg:x="5.7067in" svg:y="0.5063in"><text:p text:style-name="P1"><text:span text:style-name="T2">Disk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draw:style-name="gr5" svg:width="0.2713in" svg:height="0.3752in" svg:x="6.5429in" svg:y="0.2689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2713in" svg:height="0.3752in" svg:x="5.824in" svg:y="0.2772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draw:g draw:style-name="gr3"><draw:custom-shape draw:style-name="gr2" draw:text-style-name="P3" svg:width="0.8488in" svg:height="0.5394in" svg:x="2.8213in" svg:y="0.6508in"><text:p text:style-name="P1"><text:span text:style-name="T2">HTT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3" svg:width="0.848in" svg:height="0.5394in" svg:x="3.7776in" svg:y="0.6508in"><text:p text:style-name="P1"><text:span text:style-name="T2">FileSystem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" draw:text-style-name="P5" svg:width="0.8516in" svg:height="0.5421in" svg:x="4.7331in" svg:y="0.6508in"><text:p text:style-name="P1"><text:span text:style-name="T1">3</text:span><text:span text:style-name="T3">rd</text:span><text:span text:style-name="T1"> part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style-name="gr5" svg:width="0.1185in" svg:height="1.1598in" draw:transform="rotate (-1.11718525420157) translate (4.57321741032371in 0.182638888888889in)"><text:p/><draw:enhanced-geometry svg:viewBox="0 0 21600 21600" draw:mirror-horizontal="true" draw:mirror-vertical="true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1488in" svg:height="0.3752in" svg:x="5.1236in" svg:y="0.2756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5" svg:width="0.1571in" svg:height="0.5421in" draw:transform="rotate (-0.680852941202988) translate (4.80763888888889in 0.200995188101487in)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6" svg:width="0.7831in" svg:height="0.2043in" svg:x="1.302in" svg:y="-0.218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6" svg:width="0.7831in" svg:height="0.2043in" svg:x="3.7291in" svg:y="-0.259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custom-shape draw:style-name="gr6" draw:text-style-name="P6" svg:width="0.4268in" svg:height="0.2043in" svg:x="6.1575in" svg:y="-0.2154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1T14:52:44.926623865</meta:creation-date>
    <dc:date>2014-12-11T14:53:09.754588726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